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2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13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84cm" fo:break-before="auto" style:use-optimal-row-height="true"/>
    </style:style>
    <style:style style:name="ro8" style:family="table-row">
      <style:table-row-properties style:row-height="1.296cm" fo:break-before="auto" style:use-optimal-row-height="true"/>
    </style:style>
    <style:style style:name="ro9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000000" style:font-name="Calibri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b2b2b2"/>
      <style:text-properties style:font-name="Calibri"/>
    </style:style>
    <style:style style:name="ce4" style:family="table-cell" style:parent-style-name="Default">
      <style:table-cell-properties fo:background-color="#b2b2b2" fo:border="none"/>
      <style:text-properties fo:color="#00ffff" style:font-name="Calibri"/>
    </style:style>
    <style:style style:name="ce5" style:family="table-cell" style:parent-style-name="Default">
      <style:table-cell-properties fo:background-color="#ffffff"/>
      <style:text-properties style:font-name="Calibri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 fo:border="none"/>
      <style:text-properties fo:color="#00ffff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keys</text:p>
          </table:table-cell>
          <table:table-cell table:style-name="ce1" office:value-type="string">
            <text:p>bb_color_tag</text:p>
          </table:table-cell>
          <table:table-cell table:style-name="ce1" office:value-type="string">
            <text:p>text_ru</text:p>
          </table:table-cell>
          <table:table-cell table:style-name="ce1" office:value-type="string">
            <text:p>text_e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 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1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6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1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6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1">
          <table:table-cell office:value-type="string">
            <text:p>SG_INT_BLOCKED_DEFAULT</text:p>
          </table:table-cell>
          <table:table-cell office:value-type="string">
            <text:p>[color=#ffdef7]</text:p>
          </table:table-cell>
          <table:table-cell office:value-type="string">
            <text:p>Проход заблокирован, мне не пройти.</text:p>
          </table:table-cell>
          <table:table-cell office:value-type="string">
            <text:p>The way is blocked, I can't pass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6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6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table:style-name="ce4">
            <office:annotation draw:style-name="gr1" draw:text-style-name="P1" svg:width="2.899cm" svg:height="1.139cm" svg:x="6.898cm" svg:y="11.242cm" draw:caption-point-x="-0.61cm" draw:caption-point-y="1.516cm">
              <dc:date>2024-01-16T00:00:00</dc:date>
              <text:p text:style-name="P1"><text:span text:style-name="T1">Asdfsdf</text:span></text:p>
              <text:p text:style-name="P1"><text:span text:style-name="T1"/></text:p>
            </office:annotation>
          </table:table-cell>
          <table:table-cell table:style-name="ce4"/>
          <table:table-cell table:style-name="ce7"/>
          <table:table-cell table:style-name="ce4"/>
          <table:table-cell table:style-name="ce4" table:number-columns-repeated="1020"/>
        </table:table-row>
        <table:table-row table:style-name="ro1">
          <table:table-cell table:style-name="ce5" office:value-type="string">
            <text:p>LABEL_CLOVER_GRAVE</text:p>
          </table:table-cell>
          <table:table-cell table:style-name="ce5"/>
          <table:table-cell table:style-name="ce8" office:value-type="string">
            <text:p>Памятник Кловер </text:p>
          </table:table-cell>
          <table:table-cell table:style-name="ce5" office:value-type="string">
            <text:p>Clover's tombstone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SP_CLOVER_GRAVE</text:p>
          </table:table-cell>
          <table:table-cell table:style-name="ce5"/>
          <table:table-cell table:style-name="ce5" office:value-type="string">
            <text:p>Кловер Премудрая, юникорн</text:p>
          </table:table-cell>
          <table:table-cell table:style-name="ce5" office:value-type="string">
            <text:p>Clover the Clever, Unicorn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GRAVE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Два года прошло.</text:p>
            <text:p>Уже давно пора бы искать нового наставника.</text:p>
          </table:table-cell>
          <table:table-cell table:style-name="ce5" office:value-type="string">
            <text:p>Two years have passed.</text:p>
            <text:p>It's high time to look for a new mento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GRAVE_POST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Надеюсь, я ещё её увижу.</text:p>
          </table:table-cell>
          <table:table-cell table:style-name="ce5" office:value-type="string">
            <text:p>I hope I'll see her again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1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Мне не хватает вас, учитель.</text:p>
            <text:p>Даже не магии - просто совета.</text:p>
          </table:table-cell>
          <table:table-cell office:value-type="string">
            <text:p>I miss you, Teacher.</text:p>
            <text:p>Not even your magic - just advice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2</text:p>
          </table:table-cell>
          <table:table-cell table:style-name="ce5" office:value-type="string">
            <text:p>[color=#71c837]</text:p>
          </table:table-cell>
          <table:table-cell table:style-name="ce6" office:value-type="string">
            <text:p>Я предвидела подобный поворот.</text:p>
            <text:p>Ты справишься.</text:p>
          </table:table-cell>
          <table:table-cell table:style-name="ce5" office:value-type="string">
            <text:p>I foresaw this twist.</text:p>
            <text:p>You can conquer it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3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Учитель? Как это возможно?</text:p>
          </table:table-cell>
          <table:table-cell table:style-name="ce5" office:value-type="string">
            <text:p>Teacher? How is this possible?</text:p>
          </table:table-cell>
          <table:table-cell table:style-name="ce5" table:number-columns-repeated="1020"/>
        </table:table-row>
        <table:table-row table:style-name="ro5">
          <table:table-cell table:style-name="ce5" office:value-type="string">
            <text:p>INT_CLOVER_4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Единороги высшего уровня не исчезают сразу и бесследно. Я стану частью той силы, которую использовала, когда...</text:p>
          </table:table-cell>
          <table:table-cell table:style-name="ce5" office:value-type="string">
            <text:p>Unicorns of the highest level do not disappear immediately and without a trace. I will become a part of the force that I used when..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5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style-name="ce5" office:value-type="string">
            <text:p>I wish I was that kind of unicorn.</text:p>
            <text:p>The guards are trying to detain me, and in two years I have never even stolen a loaf from a bak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6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Принцесса Селестия сильна, но её склонность к быстрым решениям может пугать. Я попробую выяснить, в чём дело.</text:p>
          </table:table-cell>
          <table:table-cell table:style-name="ce5" office:value-type="string">
            <text:p>Princess Celestia is powerfull, but her penchant for quick decisions can be intimidating. I'll try to figure out what's the matt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7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Как мне быть, Кловер?</text:p>
          </table:table-cell>
          <table:table-cell table:style-name="ce5" office:value-type="string">
            <text:p>What should I do, Clover?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8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Для начала - продолжить обучение.</text:p>
            <text:p>Сосредоточься на магии внутри тебя, и уже через минуту сможешь использовать новые заклинания.</text:p>
          </table:table-cell>
          <table:table-cell office:value-type="string">
            <text:p>To begin with - continue training.</text:p>
            <text:p>Focus on the magic inside you, and in a minute you will be able to use new spells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9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Хотя бы так.</text:p>
            <text:p>По крайней мере, мне действительно теперь доступен следующий уровень.</text:p>
          </table:table-cell>
          <table:table-cell table:style-name="ce5" office:value-type="string">
            <text:p>At least so.</text:p>
            <text:p>The next level is really available to me now.</text:p>
          </table:table-cell>
          <table:table-cell table:style-name="ce5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6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1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6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2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6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2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6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1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6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1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1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6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1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6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1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1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1">
          <table:table-cell office:value-type="string">
            <text:p>SG_INT_BLOCKED_GUARDS</text:p>
          </table:table-cell>
          <table:table-cell office:value-type="string">
            <text:p>[color=#ececec]</text:p>
          </table:table-cell>
          <table:table-cell table:style-name="ce6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SG_INT_BLOCKED_GUARDS_ARE_THERE</text:p>
          </table:table-cell>
          <table:table-cell office:value-type="string">
            <text:p>[color=#ffdef7]</text:p>
          </table:table-cell>
          <table:table-cell table:style-name="ce6" office:value-type="string">
            <text:p>Не стоит возвращаться туда, где уже есть стража. </text:p>
          </table:table-cell>
          <table:table-cell office:value-type="string">
            <text:p>It's not good going back to where are guards already.</text:p>
          </table:table-cell>
          <table:table-cell table:number-columns-repeated="1020"/>
        </table:table-row>
        <table:table-row table:style-name="ro1">
          <table:table-cell office:value-type="string">
            <text:p>SG_INT_BLOCKED_MUST_LEAVE_VILLAGE</text:p>
          </table:table-cell>
          <table:table-cell office:value-type="string">
            <text:p>[color=#ffdef7]</text:p>
          </table:table-cell>
          <table:table-cell table:style-name="ce6" office:value-type="string">
            <text:p>Мне лучше уйти подальше от деревни. </text:p>
          </table:table-cell>
          <table:table-cell office:value-type="string">
            <text:p>I'd better get away from the village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USH</text:p>
          </table:table-cell>
          <table:table-cell/>
          <table:table-cell office:value-type="string">
            <text:p>Колючий куст</text:p>
          </table:table-cell>
          <table:table-cell office:value-type="string">
            <text:p>Prickly bush</text:p>
          </table:table-cell>
          <table:table-cell table:number-columns-repeated="1020"/>
        </table:table-row>
        <table:table-row table:style-name="ro1">
          <table:table-cell office:value-type="string">
            <text:p>F_INT_BUSH</text:p>
          </table:table-cell>
          <table:table-cell office:value-type="string">
            <text:p>[color=#ffdef7]</text:p>
          </table:table-cell>
          <table:table-cell office:value-type="string">
            <text:p>Если бы я только могла пройти через лес, как-то избавиться от куста...</text:p>
          </table:table-cell>
          <table:table-cell office:value-type="string">
            <text:p>If only I could pass through the forest, somehow get rid of the bush...</text:p>
          </table:table-cell>
          <table:table-cell table:number-columns-repeated="1020"/>
        </table:table-row>
        <table:table-row table:style-name="ro1">
          <table:table-cell office:value-type="string">
            <text:p>INT_BUSH</text:p>
          </table:table-cell>
          <table:table-cell office:value-type="string">
            <text:p>[color=#ffdef7]</text:p>
          </table:table-cell>
          <table:table-cell office:value-type="string">
            <text:p>Дорога заросла колючим кустарником.</text:p>
          </table:table-cell>
          <table:table-cell office:value-type="string">
            <text:p>The road is overgrown with prickly bush.</text:p>
          </table:table-cell>
          <table:table-cell table:number-columns-repeated="1020"/>
        </table:table-row>
        <table:table-row table:style-name="ro1">
          <table:table-cell office:value-type="string">
            <text:p>SPELL_INT_BUSH</text:p>
          </table:table-cell>
          <table:table-cell office:value-type="string">
            <text:p>[color=#ffdef7]</text:p>
          </table:table-cell>
          <table:table-cell office:value-type="string">
            <text:p>Путь свободен, теперь пора убираться отсюда, пока не нагрянула новая стража.</text:p>
          </table:table-cell>
          <table:table-cell office:value-type="string">
            <text:p>The way is clear, now it's time to get out of here, before more guards arrive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GAME_OVER</text:p>
          </table:table-cell>
          <table:table-cell office:value-type="string">
            <text:p>[color=#ffdef7]</text:p>
          </table:table-cell>
          <table:table-cell office:value-type="string">
            <text:p>Пролог игры "Путешествие Нимэ" успешно пройден! Спасибо за тестирование!</text:p>
          </table:table-cell>
          <table:table-cell office:value-type="string">
            <text:p>The prologue of the game "Nime's Travel" has been successfully completed! Thanks for testing!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SPELL_INT_DEFAULT">
            <text:p>SPELL_INT_DEFAULT</text:p>
          </table:table-cell>
          <table:table-cell table:formula="of:=CONCATENATE( [SOUCE.B2];[SOUCE.C2])" office:value-type="string" office:string-value="[color=#ffdef7]Заклинание работает, но ничего не происходит.">
            <text:p>[color=#ffdef7]Заклинание работает, но ничего не происходит.</text:p>
          </table:table-cell>
          <table:table-cell table:formula="of:=CONCATENATE( [SOUCE.B2];[SOUCE.D2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3])" office:value-type="string" office:string-value="SPELL_AFFECTED_INT_DEFAULT">
            <text:p>SPELL_AFFECTED_INT_DEFAULT</text:p>
          </table:table-cell>
          <table:table-cell table:formula="of:=CONCATENATE( [SOUCE.B3];[SOUCE.C3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3];[SOUCE.D3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4])" office:value-type="string" office:string-value="WRONG_SPELL_INT_DEFAULT">
            <text:p>WRONG_SPELL_INT_DEFAULT</text:p>
          </table:table-cell>
          <table:table-cell table:formula="of:=CONCATENATE( [SOUCE.B4];[SOUCE.C4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4];[SOUCE.D4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5])" office:value-type="string" office:string-value="WRONG_SPELL_INT_PONY_DEFAULT">
            <text:p>WRONG_SPELL_INT_PONY_DEFAULT</text:p>
          </table:table-cell>
          <table:table-cell table:formula="of:=CONCATENATE( [SOUCE.B5];[SOUCE.C5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5];[SOUCE.D5])" office:value-type="string" office:string-value="[color=#ffdef7]Obviously a bad idea.">
            <text:p>[color=#ffdef7]Obviously a bad idea.</text:p>
          </table:table-cell>
        </table:table-row>
        <table:table-row table:style-name="ro1">
          <table:table-cell table:formula="of:=CONCATENATE( [SOUCE.A6])" office:value-type="string" office:string-value="SG_INT_BLOCKED_DEFAULT">
            <text:p>SG_INT_BLOCKED_DEFAULT</text:p>
          </table:table-cell>
          <table:table-cell table:formula="of:=CONCATENATE( [SOUCE.B6];[SOUCE.C6])" office:value-type="string" office:string-value="[color=#ffdef7]Проход заблокирован, мне не пройти.">
            <text:p>[color=#ffdef7]Проход заблокирован, мне не пройти.</text:p>
          </table:table-cell>
          <table:table-cell table:formula="of:=CONCATENATE( [SOUCE.B6];[SOUCE.D6])" office:value-type="string" office:string-value="[color=#ffdef7]The way is blocked, I can't pass.">
            <text:p>[color=#ffdef7]The way is blocked, I can't pass.</text:p>
          </table:table-cell>
        </table:table-row>
        <table:table-row table:style-name="ro1">
          <table:table-cell table:formula="of:=CONCATENATE( [SOUCE.A8])" office:value-type="string" office:string-value="LABEL_BOOKS">
            <text:p>LABEL_BOOKS</text:p>
          </table:table-cell>
          <table:table-cell table:formula="of:=CONCATENATE( [SOUCE.B8];[SOUCE.C8])" office:value-type="string" office:string-value="Книги">
            <text:p>Книги</text:p>
          </table:table-cell>
          <table:table-cell table:formula="of:=CONCATENATE( [SOUCE.B8];[SOUCE.D8])" office:value-type="string" office:string-value="Books">
            <text:p>Books</text:p>
          </table:table-cell>
        </table:table-row>
        <table:table-row table:style-name="ro7">
          <table:table-cell table:formula="of:=CONCATENATE( [SOUCE.A9])" office:value-type="string" office:string-value="INT_BOOKS">
            <text:p>INT_BOOKS</text:p>
          </table:table-cell>
          <table:table-cell table:formula="of:=CONCATENATE( [SOUCE.B9];[SOUCE.C9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9];[SOUCE.D9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11])" office:value-type="string" office:string-value="LABEL_ALCHEMIST">
            <text:p>LABEL_ALCHEMIST</text:p>
          </table:table-cell>
          <table:table-cell table:formula="of:=CONCATENATE( [SOUCE.B11];[SOUCE.C11])" office:value-type="string" office:string-value="Алхимик">
            <text:p>Алхимик</text:p>
          </table:table-cell>
          <table:table-cell table:formula="of:=CONCATENATE( [SOUCE.B11];[SOUCE.D11])" office:value-type="string" office:string-value="Alchemist">
            <text:p>Alchemist</text:p>
          </table:table-cell>
        </table:table-row>
        <table:table-row table:style-name="ro1">
          <table:table-cell table:formula="of:=CONCATENATE( [SOUCE.A12])" office:value-type="string" office:string-value="F_INT_ALCHEMIST_1">
            <text:p>F_INT_ALCHEMIST_1</text:p>
          </table:table-cell>
          <table:table-cell table:formula="of:=CONCATENATE( [SOUCE.B12];[SOUCE.C12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12];[SOUCE.D12])" office:value-type="string" office:string-value="[color=#ffdef7]Hi, how's your research going?">
            <text:p>[color=#ffdef7]Hi, how's your research going?</text:p>
          </table:table-cell>
        </table:table-row>
        <table:table-row table:style-name="ro8">
          <table:table-cell table:formula="of:=CONCATENATE( [SOUCE.A13])" office:value-type="string" office:string-value="F_INT_ALCHEMIST_2">
            <text:p>F_INT_ALCHEMIST_2</text:p>
          </table:table-cell>
          <table:table-cell table:formula="of:=CONCATENATE( [SOUCE.B13];[SOUCE.C13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3];[SOUCE.D13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8">
          <table:table-cell table:formula="of:=CONCATENATE( [SOUCE.A14])" office:value-type="string" office:string-value="F_INT_ALCHEMIST_3">
            <text:p>F_INT_ALCHEMIST_3</text:p>
          </table:table-cell>
          <table:table-cell table:formula="of:=CONCATENATE( [SOUCE.B14];[SOUCE.C14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4];[SOUCE.D14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5])" office:value-type="string" office:string-value="INT_ALCHEMIST_1">
            <text:p>INT_ALCHEMIST_1</text:p>
          </table:table-cell>
          <table:table-cell table:formula="of:=CONCATENATE( [SOUCE.B15];[SOUCE.C15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5];[SOUCE.D15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6])" office:value-type="string" office:string-value="INT_ALCHEMIST_2">
            <text:p>INT_ALCHEMIST_2</text:p>
          </table:table-cell>
          <table:table-cell table:formula="of:=CONCATENATE( [SOUCE.B16];[SOUCE.C16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6];[SOUCE.D16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8])" office:value-type="string" office:string-value="LABEL_BAKER">
            <text:p>LABEL_BAKER</text:p>
          </table:table-cell>
          <table:table-cell table:formula="of:=CONCATENATE( [SOUCE.B18];[SOUCE.C18])" office:value-type="string" office:string-value="Пекарь">
            <text:p>Пекарь</text:p>
          </table:table-cell>
          <table:table-cell table:formula="of:=CONCATENATE( [SOUCE.B18];[SOUCE.D18])" office:value-type="string" office:string-value="Baker">
            <text:p>Baker</text:p>
          </table:table-cell>
        </table:table-row>
        <table:table-row table:style-name="ro7">
          <table:table-cell table:formula="of:=CONCATENATE( [SOUCE.A19])" office:value-type="string" office:string-value="INT_BAKER">
            <text:p>INT_BAKER</text:p>
          </table:table-cell>
          <table:table-cell table:formula="of:=CONCATENATE( [SOUCE.B19];[SOUCE.C19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9];[SOUCE.D19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20])" office:value-type="string" office:string-value="LABEL_GRAVE">
            <text:p>LABEL_GRAVE</text:p>
          </table:table-cell>
          <table:table-cell table:formula="of:=CONCATENATE( [SOUCE.B20];[SOUCE.C20])" office:value-type="string" office:string-value="Памятник">
            <text:p>Памятник</text:p>
          </table:table-cell>
          <table:table-cell table:formula="of:=CONCATENATE( [SOUCE.B20];[SOUCE.D20])" office:value-type="string" office:string-value="Tombstone">
            <text:p>Tombstone</text:p>
          </table:table-cell>
        </table:table-row>
        <table:table-row table:style-name="ro7">
          <table:table-cell table:formula="of:=CONCATENATE( [SOUCE.A21])" office:value-type="string" office:string-value="INT_GRAVE_1">
            <text:p>INT_GRAVE_1</text:p>
          </table:table-cell>
          <table:table-cell table:formula="of:=CONCATENATE( [SOUCE.B21];[SOUCE.C21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21];[SOUCE.D21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22])" office:value-type="string" office:string-value="INT_GRAVE_2">
            <text:p>INT_GRAVE_2</text:p>
          </table:table-cell>
          <table:table-cell table:formula="of:=CONCATENATE( [SOUCE.B22];[SOUCE.C22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22];[SOUCE.D22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23])">
            <text:p/>
          </table:table-cell>
          <table:table-cell table:formula="of:=CONCATENATE( [SOUCE.B23];[SOUCE.C23])">
            <text:p/>
          </table:table-cell>
          <table:table-cell table:formula="of:=CONCATENATE( [SOUCE.B23];[SOUCE.D23])">
            <text:p/>
          </table:table-cell>
        </table:table-row>
        <table:table-row table:style-name="ro1">
          <table:table-cell table:formula="of:=CONCATENATE( [SOUCE.A24])" office:value-type="string" office:string-value="LABEL_CLOVER_GRAVE">
            <text:p>LABEL_CLOVER_GRAVE</text:p>
          </table:table-cell>
          <table:table-cell table:formula="of:=CONCATENATE( [SOUCE.B24];[SOUCE.C24])" office:value-type="string" office:string-value="Памятник Кловер ">
            <text:p>Памятник Кловер </text:p>
          </table:table-cell>
          <table:table-cell table:formula="of:=CONCATENATE( [SOUCE.B24];[SOUCE.D24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25])" office:value-type="string" office:string-value="INSP_CLOVER_GRAVE">
            <text:p>INSP_CLOVER_GRAVE</text:p>
          </table:table-cell>
          <table:table-cell table:formula="of:=CONCATENATE( [SOUCE.B25];[SOUCE.C25])" office:value-type="string" office:string-value="Кловер Премудрая, юникорн">
            <text:p>Кловер Премудрая, юникорн</text:p>
          </table:table-cell>
          <table:table-cell table:formula="of:=CONCATENATE( [SOUCE.B25];[SOUCE.D25])" office:value-type="string" office:string-value="Clover the Clever, Unicorn">
            <text:p>Clover the Clever, Unicorn</text:p>
          </table:table-cell>
        </table:table-row>
        <table:table-row table:style-name="ro7">
          <table:table-cell table:formula="of:=CONCATENATE( [SOUCE.A26])" office:value-type="string" office:string-value="INT_CLOVER_GRAVE">
            <text:p>INT_CLOVER_GRAVE</text:p>
          </table:table-cell>
          <table:table-cell table:formula="of:=CONCATENATE( [SOUCE.B26];[SOUCE.C2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26];[SOUCE.D2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27])" office:value-type="string" office:string-value="INT_CLOVER_GRAVE_POST">
            <text:p>INT_CLOVER_GRAVE_POST</text:p>
          </table:table-cell>
          <table:table-cell table:formula="of:=CONCATENATE( [SOUCE.B27];[SOUCE.C27])" office:value-type="string" office:string-value="[color=#ffdef7]Надеюсь, я ещё её увижу.">
            <text:p>[color=#ffdef7]Надеюсь, я ещё её увижу.</text:p>
          </table:table-cell>
          <table:table-cell table:formula="of:=CONCATENATE( [SOUCE.B27];[SOUCE.D27])" office:value-type="string" office:string-value="[color=#ffdef7]I hope I'll see her again.">
            <text:p>[color=#ffdef7]I hope I'll see her again.</text:p>
          </table:table-cell>
        </table:table-row>
        <table:table-row table:style-name="ro7">
          <table:table-cell table:formula="of:=CONCATENATE( [SOUCE.A28])" office:value-type="string" office:string-value="INT_CLOVER_1">
            <text:p>INT_CLOVER_1</text:p>
          </table:table-cell>
          <table:table-cell table:formula="of:=CONCATENATE( [SOUCE.B28];[SOUCE.C28])" office:value-type="string" office:string-value="[color=#ffdef7]Мне не хватает вас, учитель.&#10;Даже не магии - просто совета.">
            <text:p>[color=#ffdef7]Мне не хватает вас, учитель.<text:line-break/>Даже не магии - просто совета.</text:p>
          </table:table-cell>
          <table:table-cell table:formula="of:=CONCATENATE( [SOUCE.B28];[SOUCE.D28])" office:value-type="string" office:string-value="[color=#ffdef7]I miss you, Teacher.&#10;Not even your magic - just advice.">
            <text:p>[color=#ffdef7]I miss you, Teacher.<text:line-break/>Not even your magic - just advice.</text:p>
          </table:table-cell>
        </table:table-row>
        <table:table-row table:style-name="ro7">
          <table:table-cell table:formula="of:=CONCATENATE( [SOUCE.A29])" office:value-type="string" office:string-value="INT_CLOVER_2">
            <text:p>INT_CLOVER_2</text:p>
          </table:table-cell>
          <table:table-cell table:formula="of:=CONCATENATE( [SOUCE.B29];[SOUCE.C29])" office:value-type="string" office:string-value="[color=#71c837]Я предвидела подобный поворот.&#10;Ты справишься.">
            <text:p>[color=#71c837]Я предвидела подобный поворот.<text:line-break/>Ты справишься.</text:p>
          </table:table-cell>
          <table:table-cell table:formula="of:=CONCATENATE( [SOUCE.B29];[SOUCE.D29])" office:value-type="string" office:string-value="[color=#71c837]I foresaw this twist.&#10;You can conquer it.">
            <text:p>[color=#71c837]I foresaw this twist.<text:line-break/>You can conquer it.</text:p>
          </table:table-cell>
        </table:table-row>
        <table:table-row table:style-name="ro1">
          <table:table-cell table:formula="of:=CONCATENATE( [SOUCE.A30])" office:value-type="string" office:string-value="INT_CLOVER_3">
            <text:p>INT_CLOVER_3</text:p>
          </table:table-cell>
          <table:table-cell table:formula="of:=CONCATENATE( [SOUCE.B30];[SOUCE.C30])" office:value-type="string" office:string-value="[color=#ffdef7]Учитель? Как это возможно?">
            <text:p>[color=#ffdef7]Учитель? Как это возможно?</text:p>
          </table:table-cell>
          <table:table-cell table:formula="of:=CONCATENATE( [SOUCE.B30];[SOUCE.D30])" office:value-type="string" office:string-value="[color=#ffdef7]Teacher? How is this possible?">
            <text:p>[color=#ffdef7]Teacher? How is this possible?</text:p>
          </table:table-cell>
        </table:table-row>
        <table:table-row table:style-name="ro1">
          <table:table-cell table:formula="of:=CONCATENATE( [SOUCE.A31])" office:value-type="string" office:string-value="INT_CLOVER_4">
            <text:p>INT_CLOVER_4</text:p>
          </table:table-cell>
          <table:table-cell table:formula="of:=CONCATENATE( [SOUCE.B31];[SOUCE.C31])" office:value-type="string" office:string-value="[color=#71c837]Единороги высшего уровня не исчезают сразу и бесследно. Я стану частью той силы, которую использовала, когда...">
            <text:p>[color=#71c837]Единороги высшего уровня не исчезают сразу и бесследно. Я стану частью той силы, которую использовала, когда...</text:p>
          </table:table-cell>
          <table:table-cell table:formula="of:=CONCATENATE( [SOUCE.B31];[SOUCE.D31])" office:value-type="string" office:string-value="[color=#71c837]Unicorns of the highest level do not disappear immediately and without a trace. I will become a part of the force that I used when...">
            <text:p>[color=#71c837]Unicorns of the highest level do not disappear immediately and without a trace. I will become a part of the force that I used when...</text:p>
          </table:table-cell>
        </table:table-row>
        <table:table-row table:style-name="ro7">
          <table:table-cell table:formula="of:=CONCATENATE( [SOUCE.A32])" office:value-type="string" office:string-value="INT_CLOVER_5">
            <text:p>INT_CLOVER_5</text:p>
          </table:table-cell>
          <table:table-cell table:formula="of:=CONCATENATE( [SOUCE.B32];[SOUCE.C32])" office:value-type="string" office:string-value="[color=#ffdef7]Жаль, я не такой единорог. Меня пытаются задержать стражники, а я за два года даже булку у пекаря ни разу не украла.">
            <text:p>[color=#ffdef7]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formula="of:=CONCATENATE( [SOUCE.B32];[SOUCE.D32])" office:value-type="string" office:string-value="[color=#ffdef7]I wish I was that kind of unicorn.&#10;The guards are trying to detain me, and in two years I have never even stolen a loaf from a baker.">
            <text:p>[color=#ffdef7]I wish I was that kind of unicorn.<text:line-break/>The guards are trying to detain me, and in two years I have never even stolen a loaf from a baker.</text:p>
          </table:table-cell>
        </table:table-row>
        <table:table-row table:style-name="ro1">
          <table:table-cell table:formula="of:=CONCATENATE( [SOUCE.A33])" office:value-type="string" office:string-value="INT_CLOVER_6">
            <text:p>INT_CLOVER_6</text:p>
          </table:table-cell>
          <table:table-cell table:formula="of:=CONCATENATE( [SOUCE.B33];[SOUCE.C33])" office:value-type="string" office:string-value="[color=#71c837]Принцесса Селестия сильна, но её склонность к быстрым решениям может пугать. Я попробую выяснить, в чём дело.">
            <text:p>[color=#71c837]Принцесса Селестия сильна, но её склонность к быстрым решениям может пугать. Я попробую выяснить, в чём дело.</text:p>
          </table:table-cell>
          <table:table-cell table:formula="of:=CONCATENATE( [SOUCE.B33];[SOUCE.D33])" office:value-type="string" office:string-value="[color=#71c837]Princess Celestia is powerfull, but her penchant for quick decisions can be intimidating. I'll try to figure out what's the matter.">
            <text:p>[color=#71c837]Princess Celestia is powerfull, but her penchant for quick decisions can be intimidating. I'll try to figure out what's the matter.</text:p>
          </table:table-cell>
        </table:table-row>
        <table:table-row table:style-name="ro1">
          <table:table-cell table:formula="of:=CONCATENATE( [SOUCE.A34])" office:value-type="string" office:string-value="INT_CLOVER_7">
            <text:p>INT_CLOVER_7</text:p>
          </table:table-cell>
          <table:table-cell table:formula="of:=CONCATENATE( [SOUCE.B34];[SOUCE.C34])" office:value-type="string" office:string-value="[color=#ffdef7]Как мне быть, Кловер?">
            <text:p>[color=#ffdef7]Как мне быть, Кловер?</text:p>
          </table:table-cell>
          <table:table-cell table:formula="of:=CONCATENATE( [SOUCE.B34];[SOUCE.D34])" office:value-type="string" office:string-value="[color=#ffdef7]What should I do, Clover?">
            <text:p>[color=#ffdef7]What should I do, Clover?</text:p>
          </table:table-cell>
        </table:table-row>
        <table:table-row table:style-name="ro7">
          <table:table-cell table:formula="of:=CONCATENATE( [SOUCE.A35])" office:value-type="string" office:string-value="INT_CLOVER_8">
            <text:p>INT_CLOVER_8</text:p>
          </table:table-cell>
          <table:table-cell table:formula="of:=CONCATENATE( [SOUCE.B35];[SOUCE.C35])" office:value-type="string" office:string-value="[color=#71c837]Для начала - продолжить обучение.&#10;Сосредоточься на магии внутри тебя, и уже через минуту сможешь использовать новые заклинания.">
            <text:p>[color=#71c837]Для начала - продолжить обучение.<text:line-break/>Сосредоточься на магии внутри тебя, и уже через минуту сможешь использовать новые заклинания.</text:p>
          </table:table-cell>
          <table:table-cell table:formula="of:=CONCATENATE( [SOUCE.B35];[SOUCE.D35])" office:value-type="string" office:string-value="[color=#71c837]To begin with - continue training.&#10;Focus on the magic inside you, and in a minute you will be able to use new spells.">
            <text:p>[color=#71c837]To begin with - continue training.<text:line-break/>Focus on the magic inside you, and in a minute you will be able to use new spells.</text:p>
          </table:table-cell>
        </table:table-row>
        <table:table-row table:style-name="ro7">
          <table:table-cell table:formula="of:=CONCATENATE( [SOUCE.A36])" office:value-type="string" office:string-value="INT_CLOVER_9">
            <text:p>INT_CLOVER_9</text:p>
          </table:table-cell>
          <table:table-cell table:formula="of:=CONCATENATE( [SOUCE.B36];[SOUCE.C36])" office:value-type="string" office:string-value="[color=#ffdef7]Хотя бы так.&#10;По крайней мере, мне действительно теперь доступен следующий уровень.">
            <text:p>[color=#ffdef7]Хотя бы так.<text:line-break/>По крайней мере, мне действительно теперь доступен следующий уровень.</text:p>
          </table:table-cell>
          <table:table-cell table:formula="of:=CONCATENATE( [SOUCE.B36];[SOUCE.D36])" office:value-type="string" office:string-value="[color=#ffdef7]At least so.&#10;The next level is really available to me now.">
            <text:p>[color=#ffdef7]At least so.<text:line-break/>The next level is really available to me now.</text:p>
          </table:table-cell>
        </table:table-row>
        <table:table-row table:style-name="ro1">
          <table:table-cell table:formula="of:=CONCATENATE( [SOUCE.A38])" office:value-type="string" office:string-value="LABEL_FLASK">
            <text:p>LABEL_FLASK</text:p>
          </table:table-cell>
          <table:table-cell table:formula="of:=CONCATENATE( [SOUCE.B38];[SOUCE.C38])" office:value-type="string" office:string-value="Колба">
            <text:p>Колба</text:p>
          </table:table-cell>
          <table:table-cell table:formula="of:=CONCATENATE( [SOUCE.B38];[SOUCE.D38])" office:value-type="string" office:string-value="Flask">
            <text:p>Flask</text:p>
          </table:table-cell>
        </table:table-row>
        <table:table-row table:style-name="ro9">
          <table:table-cell table:formula="of:=CONCATENATE( [SOUCE.A39])" office:value-type="string" office:string-value="FSPELL_FLASK">
            <text:p>FSPELL_FLASK</text:p>
          </table:table-cell>
          <table:table-cell table:formula="of:=CONCATENATE( [SOUCE.B39];[SOUCE.C39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39];[SOUCE.D39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8">
          <table:table-cell table:formula="of:=CONCATENATE( [SOUCE.A40])" office:value-type="string" office:string-value="BSPELL_FLASK">
            <text:p>BSPELL_FLASK</text:p>
          </table:table-cell>
          <table:table-cell table:formula="of:=CONCATENATE( [SOUCE.B40];[SOUCE.C40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40];[SOUCE.D40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41])" office:value-type="string" office:string-value="FSPELL_AFFECTED_FLASK">
            <text:p>FSPELL_AFFECTED_FLASK</text:p>
          </table:table-cell>
          <table:table-cell table:formula="of:=CONCATENATE( [SOUCE.B41];[SOUCE.C41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41];[SOUCE.D41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42])" office:value-type="string" office:string-value="BSPELL_AFFECTED_FLASK">
            <text:p>BSPELL_AFFECTED_FLASK</text:p>
          </table:table-cell>
          <table:table-cell table:formula="of:=CONCATENATE( [SOUCE.B42];[SOUCE.C42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42];[SOUCE.D42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table:formula="of:=CONCATENATE( [SOUCE.A44])" office:value-type="string" office:string-value="LABEL_STOVE">
            <text:p>LABEL_STOVE</text:p>
          </table:table-cell>
          <table:table-cell table:formula="of:=CONCATENATE( [SOUCE.B44];[SOUCE.C44])" office:value-type="string" office:string-value="Огонь">
            <text:p>Огонь</text:p>
          </table:table-cell>
          <table:table-cell table:formula="of:=CONCATENATE( [SOUCE.B44];[SOUCE.D44])" office:value-type="string" office:string-value="Fire">
            <text:p>Fire</text:p>
          </table:table-cell>
        </table:table-row>
        <table:table-row table:style-name="ro1">
          <table:table-cell table:formula="of:=CONCATENATE( [SOUCE.A45])" office:value-type="string" office:string-value="SPELL_INT_STOVE_1">
            <text:p>SPELL_INT_STOVE_1</text:p>
          </table:table-cell>
          <table:table-cell table:formula="of:=CONCATENATE( [SOUCE.B45];[SOUCE.C45])" office:value-type="string" office:string-value="[color=#ffdef7]Это магия огня! ">
            <text:p>[color=#ffdef7]Это магия огня! </text:p>
          </table:table-cell>
          <table:table-cell table:formula="of:=CONCATENATE( [SOUCE.B45];[SOUCE.D45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table:formula="of:=CONCATENATE( [SOUCE.A46])" office:value-type="string" office:string-value="SPELL_INT_STOVE_2">
            <text:p>SPELL_INT_STOVE_2</text:p>
          </table:table-cell>
          <table:table-cell table:formula="of:=CONCATENATE( [SOUCE.B46];[SOUCE.C46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46];[SOUCE.D46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48])" office:value-type="string" office:string-value="LABEL_GUARDS">
            <text:p>LABEL_GUARDS</text:p>
          </table:table-cell>
          <table:table-cell table:formula="of:=CONCATENATE( [SOUCE.B48];[SOUCE.C48])" office:value-type="string" office:string-value="Стражники">
            <text:p>Стражники</text:p>
          </table:table-cell>
          <table:table-cell table:formula="of:=CONCATENATE( [SOUCE.B48];[SOUCE.D48])" office:value-type="string" office:string-value="Guards">
            <text:p>Guards</text:p>
          </table:table-cell>
        </table:table-row>
        <table:table-row table:style-name="ro1">
          <table:table-cell table:formula="of:=CONCATENATE( [SOUCE.A49])" office:value-type="string" office:string-value="F_INT_GUARDS_1">
            <text:p>F_INT_GUARDS_1</text:p>
          </table:table-cell>
          <table:table-cell table:formula="of:=CONCATENATE( [SOUCE.B49];[SOUCE.C49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49];[SOUCE.D49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50])" office:value-type="string" office:string-value="F_INT_GUARDS_2">
            <text:p>F_INT_GUARDS_2</text:p>
          </table:table-cell>
          <table:table-cell table:formula="of:=CONCATENATE( [SOUCE.B50];[SOUCE.C50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50];[SOUCE.D50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51])" office:value-type="string" office:string-value="F_INT_GUARDS_3">
            <text:p>F_INT_GUARDS_3</text:p>
          </table:table-cell>
          <table:table-cell table:formula="of:=CONCATENATE( [SOUCE.B51];[SOUCE.C51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51];[SOUCE.D51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52])" office:value-type="string" office:string-value="F_INT_GUARDS_4">
            <text:p>F_INT_GUARDS_4</text:p>
          </table:table-cell>
          <table:table-cell table:formula="of:=CONCATENATE( [SOUCE.B52];[SOUCE.C52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52];[SOUCE.D52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53])" office:value-type="string" office:string-value="F_INT_GUARDS_5">
            <text:p>F_INT_GUARDS_5</text:p>
          </table:table-cell>
          <table:table-cell table:formula="of:=CONCATENATE( [SOUCE.B53];[SOUCE.C53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53];[SOUCE.D53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54])" office:value-type="string" office:string-value="INT_GUARDS_1">
            <text:p>INT_GUARDS_1</text:p>
          </table:table-cell>
          <table:table-cell table:formula="of:=CONCATENATE( [SOUCE.B54];[SOUCE.C54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54];[SOUCE.D54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55])" office:value-type="string" office:string-value="INT_GUARDS_2">
            <text:p>INT_GUARDS_2</text:p>
          </table:table-cell>
          <table:table-cell table:formula="of:=CONCATENATE( [SOUCE.B55];[SOUCE.C55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55];[SOUCE.D55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56])" office:value-type="string" office:string-value="FSPELL_INT_GUARDS_1">
            <text:p>FSPELL_INT_GUARDS_1</text:p>
          </table:table-cell>
          <table:table-cell table:formula="of:=CONCATENATE( [SOUCE.B56];[SOUCE.C56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56];[SOUCE.D56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57])" office:value-type="string" office:string-value="FSPELL_INT_GUARDS_2">
            <text:p>FSPELL_INT_GUARDS_2</text:p>
          </table:table-cell>
          <table:table-cell table:formula="of:=CONCATENATE( [SOUCE.B57];[SOUCE.C57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57];[SOUCE.D57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58])" office:value-type="string" office:string-value="FSPELL_INT_GUARDS_3">
            <text:p>FSPELL_INT_GUARDS_3</text:p>
          </table:table-cell>
          <table:table-cell table:formula="of:=CONCATENATE( [SOUCE.B58];[SOUCE.C58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58];[SOUCE.D58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59])" office:value-type="string" office:string-value="AFTER_SPELL_INT_GUARDS">
            <text:p>AFTER_SPELL_INT_GUARDS</text:p>
          </table:table-cell>
          <table:table-cell table:formula="of:=CONCATENATE( [SOUCE.B59];[SOUCE.C59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59];[SOUCE.D59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60])" office:value-type="string" office:string-value="BSPELL_INT_GUARDS">
            <text:p>BSPELL_INT_GUARDS</text:p>
          </table:table-cell>
          <table:table-cell table:formula="of:=CONCATENATE( [SOUCE.B60];[SOUCE.C60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60];[SOUCE.D60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61])" office:value-type="string" office:string-value="SG_INT_BLOCKED_GUARDS">
            <text:p>SG_INT_BLOCKED_GUARDS</text:p>
          </table:table-cell>
          <table:table-cell table:formula="of:=CONCATENATE( [SOUCE.B61];[SOUCE.C61])" office:value-type="string" office:string-value="[color=#ececec]Стоять на месте! ">
            <text:p>[color=#ececec]Стоять на месте! </text:p>
          </table:table-cell>
          <table:table-cell table:formula="of:=CONCATENATE( [SOUCE.B61];[SOUCE.D61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63])" office:value-type="string" office:string-value="SG_INT_BLOCKED_GUARDS_ARE_THERE">
            <text:p>SG_INT_BLOCKED_GUARDS_ARE_THERE</text:p>
          </table:table-cell>
          <table:table-cell table:formula="of:=CONCATENATE( [SOUCE.B63];[SOUCE.C63])" office:value-type="string" office:string-value="[color=#ffdef7]Не стоит возвращаться туда, где уже есть стража. ">
            <text:p>[color=#ffdef7]Не стоит возвращаться туда, где уже есть стража. </text:p>
          </table:table-cell>
          <table:table-cell table:formula="of:=CONCATENATE( [SOUCE.B63];[SOUCE.D63])" office:value-type="string" office:string-value="[color=#ffdef7]It's not good going back to where are guards already.">
            <text:p>[color=#ffdef7]It's not good going back to where are guards already.</text:p>
          </table:table-cell>
        </table:table-row>
        <table:table-row table:style-name="ro1">
          <table:table-cell table:formula="of:=CONCATENATE( [SOUCE.A64])" office:value-type="string" office:string-value="SG_INT_BLOCKED_MUST_LEAVE_VILLAGE">
            <text:p>SG_INT_BLOCKED_MUST_LEAVE_VILLAGE</text:p>
          </table:table-cell>
          <table:table-cell table:formula="of:=CONCATENATE( [SOUCE.B64];[SOUCE.C64])" office:value-type="string" office:string-value="[color=#ffdef7]Мне лучше уйти подальше от деревни. ">
            <text:p>[color=#ffdef7]Мне лучше уйти подальше от деревни. </text:p>
          </table:table-cell>
          <table:table-cell table:formula="of:=CONCATENATE( [SOUCE.B64];[SOUCE.D64])" office:value-type="string" office:string-value="[color=#ffdef7]I'd better get away from the village.">
            <text:p>[color=#ffdef7]I'd better get away from the village.</text:p>
          </table:table-cell>
        </table:table-row>
        <table:table-row table:style-name="ro1">
          <table:table-cell table:formula="of:=CONCATENATE( [SOUCE.A66])" office:value-type="string" office:string-value="LABEL_BUSH">
            <text:p>LABEL_BUSH</text:p>
          </table:table-cell>
          <table:table-cell table:formula="of:=CONCATENATE( [SOUCE.B66];[SOUCE.C66])" office:value-type="string" office:string-value="Колючий куст">
            <text:p>Колючий куст</text:p>
          </table:table-cell>
          <table:table-cell table:formula="of:=CONCATENATE( [SOUCE.B66];[SOUCE.D66])" office:value-type="string" office:string-value="Prickly bush">
            <text:p>Prickly bush</text:p>
          </table:table-cell>
        </table:table-row>
        <table:table-row table:style-name="ro1">
          <table:table-cell table:formula="of:=CONCATENATE( [SOUCE.A67])" office:value-type="string" office:string-value="F_INT_BUSH">
            <text:p>F_INT_BUSH</text:p>
          </table:table-cell>
          <table:table-cell table:formula="of:=CONCATENATE( [SOUCE.B67];[SOUCE.C67])" office:value-type="string" office:string-value="[color=#ffdef7]Если бы я только могла пройти через лес, как-то избавиться от куста...">
            <text:p>[color=#ffdef7]Если бы я только могла пройти через лес, как-то избавиться от куста...</text:p>
          </table:table-cell>
          <table:table-cell table:formula="of:=CONCATENATE( [SOUCE.B67];[SOUCE.D67])" office:value-type="string" office:string-value="[color=#ffdef7]If only I could pass through the forest, somehow get rid of the bush...">
            <text:p>[color=#ffdef7]If only I could pass through the forest, somehow get rid of the bush...</text:p>
          </table:table-cell>
        </table:table-row>
        <table:table-row table:style-name="ro1">
          <table:table-cell table:formula="of:=CONCATENATE( [SOUCE.A68])" office:value-type="string" office:string-value="INT_BUSH">
            <text:p>INT_BUSH</text:p>
          </table:table-cell>
          <table:table-cell table:formula="of:=CONCATENATE( [SOUCE.B68];[SOUCE.C68])" office:value-type="string" office:string-value="[color=#ffdef7]Дорога заросла колючим кустарником.">
            <text:p>[color=#ffdef7]Дорога заросла колючим кустарником.</text:p>
          </table:table-cell>
          <table:table-cell table:formula="of:=CONCATENATE( [SOUCE.B68];[SOUCE.D68])" office:value-type="string" office:string-value="[color=#ffdef7]The road is overgrown with prickly bush.">
            <text:p>[color=#ffdef7]The road is overgrown with prickly bush.</text:p>
          </table:table-cell>
        </table:table-row>
        <table:table-row table:style-name="ro1">
          <table:table-cell table:formula="of:=CONCATENATE( [SOUCE.A69])" office:value-type="string" office:string-value="SPELL_INT_BUSH">
            <text:p>SPELL_INT_BUSH</text:p>
          </table:table-cell>
          <table:table-cell table:formula="of:=CONCATENATE( [SOUCE.B69];[SOUCE.C69])" office:value-type="string" office:string-value="[color=#ffdef7]Путь свободен, теперь пора убираться отсюда, пока не нагрянула новая стража.">
            <text:p>[color=#ffdef7]Путь свободен, теперь пора убираться отсюда, пока не нагрянула новая стража.</text:p>
          </table:table-cell>
          <table:table-cell table:formula="of:=CONCATENATE( [SOUCE.B69];[SOUCE.D69])" office:value-type="string" office:string-value="[color=#ffdef7]The way is clear, now it's time to get out of here, before more guards arrive.">
            <text:p>[color=#ffdef7]The way is clear, now it's time to get out of here, before more guards arrive.</text:p>
          </table:table-cell>
        </table:table-row>
        <table:table-row table:style-name="ro1">
          <table:table-cell table:formula="of:=CONCATENATE( [SOUCE.A71])" office:value-type="string" office:string-value="GAME_OVER">
            <text:p>GAME_OVER</text:p>
          </table:table-cell>
          <table:table-cell table:formula="of:=CONCATENATE( [SOUCE.B71];[SOUCE.C71])" office:value-type="string" office:string-value="[color=#ffdef7]Пролог игры &quot;Путешествие Нимэ&quot; успешно пройден! Спасибо за тестирование!">
            <text:p>[color=#ffdef7]Пролог игры "Путешествие Нимэ" успешно пройден! Спасибо за тестирование!</text:p>
          </table:table-cell>
          <table:table-cell table:formula="of:=CONCATENATE( [SOUCE.B71];[SOUCE.D71])" office:value-type="string" office:string-value="[color=#ffdef7]The prologue of the game &quot;Nime's Travel&quot; has been successfully completed! Thanks for testing!">
            <text:p>[color=#ffdef7]The prologue of the game "Nime's Travel" has been successfully completed! Thanks for testing!</text:p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  <table:table-row table:style-name="ro1">
          <table:table-cell table:formula="of:=CONCATENATE( [SOUCE.A105])">
            <text:p/>
          </table:table-cell>
          <table:table-cell table:formula="of:=CONCATENATE( [SOUCE.B105];[SOUCE.C105])">
            <text:p/>
          </table:table-cell>
          <table:table-cell table:formula="of:=CONCATENATE( [SOUCE.B105];[SOUCE.D105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17.01.2024</text:date>, <text:time>20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7T20:48:07.37</dc:date>
    <meta:generator>OpenOffice/4.1.14$Win32 OpenOffice.org_project/4114m1$Build-9811</meta:generator>
    <meta:editing-duration>PT4H6M52S</meta:editing-duration>
    <meta:editing-cycles>79</meta:editing-cycles>
    <meta:document-statistic meta:table-count="2" meta:cell-count="672" meta:object-count="0"/>
  </office:meta>
</office:document-meta>
</file>